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1">
      <style:table-cell-properties style:rotation-align="none"/>
    </style:style>
    <style:style style:name="ce4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3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0" office:value-type="string" calcext:value-type="string">
            <text:p>% <text:s/>sobre el total</text:p>
          </table:table-cell>
          <table:table-cell table:style-name="ce40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4" table:formula="of:=[.B3]+[.C3]" office:value-type="float" office:value="2" calcext:value-type="float">
            <text:p>2</text:p>
          </table:table-cell>
          <table:table-cell table:style-name="ce41" table:formula="of:=[.D3]/[.$D$12]" office:value-type="percentage" office:value="0.00746268656716418" calcext:value-type="percentage">
            <text:p>0,7%</text:p>
          </table:table-cell>
          <table:table-cell table:style-name="ce45" table:formula="of:=[.E3]" office:value-type="percentage" office:value="0.00746268656716418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34" table:formula="of:=[.B4]+[.C4]" office:value-type="float" office:value="38" calcext:value-type="float">
            <text:p>38</text:p>
          </table:table-cell>
          <table:table-cell table:style-name="ce41" table:formula="of:=[.D4]/[.$D$12]" office:value-type="percentage" office:value="0.141791044776119" calcext:value-type="percentage">
            <text:p>14,2%</text:p>
          </table:table-cell>
          <table:table-cell table:style-name="ce46" table:formula="of:=[.F3]+[.E4]" office:value-type="percentage" office:value="0.149253731343284" calcext:value-type="percentage">
            <text:p>1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style-name="ce34" table:formula="of:=[.B5]+[.C5]" office:value-type="float" office:value="35" calcext:value-type="float">
            <text:p>35</text:p>
          </table:table-cell>
          <table:table-cell table:style-name="ce41" table:formula="of:=[.D5]/[.$D$12]" office:value-type="percentage" office:value="0.130597014925373" calcext:value-type="percentage">
            <text:p>13,1%</text:p>
          </table:table-cell>
          <table:table-cell table:style-name="ce45" table:formula="of:=[.F4]+[.E5]" office:value-type="percentage" office:value="0.279850746268657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[.B6]+[.C6]" office:value-type="float" office:value="30" calcext:value-type="float">
            <text:p>30</text:p>
          </table:table-cell>
          <table:table-cell table:style-name="ce41" table:formula="of:=[.D6]/[.$D$12]" office:value-type="percentage" office:value="0.111940298507463" calcext:value-type="percentage">
            <text:p>11,2%</text:p>
          </table:table-cell>
          <table:table-cell table:style-name="ce47" table:formula="of:=[.F5]+[.E6]" office:value-type="percentage" office:value="0.391791044776119" calcext:value-type="percentage">
            <text:p>3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0" calcext:value-type="float">
            <text:p>20</text:p>
          </table:table-cell>
          <table:table-cell table:style-name="ce29" office:value-type="float" office:value="27" calcext:value-type="float">
            <text:p>27</text:p>
          </table:table-cell>
          <table:table-cell table:style-name="ce34" table:formula="of:=[.B7]+[.C7]" office:value-type="float" office:value="47" calcext:value-type="float">
            <text:p>47</text:p>
          </table:table-cell>
          <table:table-cell table:style-name="ce41" table:formula="of:=[.D7]/[.$D$12]" office:value-type="percentage" office:value="0.175373134328358" calcext:value-type="percentage">
            <text:p>17,5%</text:p>
          </table:table-cell>
          <table:table-cell table:style-name="ce47" table:formula="of:=[.F6]+[.E7]" office:value-type="percentage" office:value="0.567164179104478" calcext:value-type="percentage">
            <text:p>5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34" table:formula="of:=[.B8]+[.C8]" office:value-type="float" office:value="37" calcext:value-type="float">
            <text:p>37</text:p>
          </table:table-cell>
          <table:table-cell table:style-name="ce41" table:formula="of:=[.D8]/[.$D$12]" office:value-type="percentage" office:value="0.138059701492537" calcext:value-type="percentage">
            <text:p>13,8%</text:p>
          </table:table-cell>
          <table:table-cell table:style-name="ce45" table:formula="of:=[.F7]+[.E8]" office:value-type="percentage" office:value="0.705223880597015" calcext:value-type="percentage">
            <text:p>7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[.B9]+[.C9]" office:value-type="float" office:value="32" calcext:value-type="float">
            <text:p>32</text:p>
          </table:table-cell>
          <table:table-cell table:style-name="ce41" table:formula="of:=[.D9]/[.$D$12]" office:value-type="percentage" office:value="0.119402985074627" calcext:value-type="percentage">
            <text:p>11,9%</text:p>
          </table:table-cell>
          <table:table-cell table:style-name="ce45" table:formula="of:=[.F8]+[.E9]" office:value-type="percentage" office:value="0.824626865671642" calcext:value-type="percentage">
            <text:p>8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34" table:formula="of:=[.B10]+[.C10]" office:value-type="float" office:value="25" calcext:value-type="float">
            <text:p>25</text:p>
          </table:table-cell>
          <table:table-cell table:style-name="ce41" table:formula="of:=[.D10]/[.$D$12]" office:value-type="percentage" office:value="0.0932835820895522" calcext:value-type="percentage">
            <text:p>9,3%</text:p>
          </table:table-cell>
          <table:table-cell table:style-name="ce45" table:formula="of:=[.F9]+[.E10]" office:value-type="percentage" office:value="0.917910447761194" calcext:value-type="percentage">
            <text:p>9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34" table:formula="of:=[.B11]+[.C11]" office:value-type="float" office:value="22" calcext:value-type="float">
            <text:p>22</text:p>
          </table:table-cell>
          <table:table-cell table:style-name="ce42" table:formula="of:=[.D11]/[.$D$12]" office:value-type="percentage" office:value="0.082089552238806" calcext:value-type="percentage">
            <text:p>8,2%</text:p>
          </table:table-cell>
          <table:table-cell table:style-name="ce45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24" calcext:value-type="float">
            <text:p>124</text:p>
          </table:table-cell>
          <table:table-cell table:style-name="ce20" table:formula="of:=SUM([.C3:.C11])" office:value-type="float" office:value="144" calcext:value-type="float">
            <text:p>144</text:p>
          </table:table-cell>
          <table:table-cell table:style-name="ce35" table:formula="of:=SUM([.D3:.D11])"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62686567164179" calcext:value-type="percentage">
            <text:p>46 %</text:p>
          </table:table-cell>
          <table:table-cell table:style-name="ce21" table:formula="of:=[.C12]/[.D12]" office:value-type="percentage" office:value="0.537313432835821" calcext:value-type="percentage">
            <text:p>54 %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6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3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6"/>
          <table:covered-table-cell table:style-name="ce74"/>
          <table:table-cell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199" calcext:value-type="float">
            <text:p>199</text:p>
          </table:table-cell>
          <table:table-cell table:style-name="ce37" office:value-type="float" office:value="3" calcext:value-type="float">
            <text:p>3</text:p>
          </table:table-cell>
          <table:table-cell table:style-name="ce23" table:formula="of:=SUM([.A18:.D18])" office:value-type="float" office:value="271" calcext:value-type="float">
            <text:p>271</text:p>
          </table:table-cell>
          <table:table-cell/>
          <table:table-cell table:style-name="ce57" office:value-type="percentage" office:value="0.04" calcext:value-type="percentage" table:number-columns-spanned="3" table:number-rows-spanned="1">
            <text:p>4,00 %</text:p>
          </table:table-cell>
          <table:covered-table-cell table:style-name="ce66"/>
          <table:covered-table-cell table:style-name="ce74"/>
          <table:table-cell/>
        </table:table-row>
        <table:table-row table:style-name="ro2">
          <table:table-cell table:style-name="ce9" table:formula="of:=[.A18]/[.$E$18]" office:value-type="percentage" office:value="0.03690036900369" calcext:value-type="percentage">
            <text:p>3,7%</text:p>
          </table:table-cell>
          <table:table-cell table:style-name="ce9" table:formula="of:=[.B18]/[.$E$18]" office:value-type="percentage" office:value="0.217712177121771" calcext:value-type="percentage">
            <text:p>21,8%</text:p>
          </table:table-cell>
          <table:table-cell table:style-name="ce9" table:formula="of:=[.C18]/[.$E$18]" office:value-type="percentage" office:value="0.734317343173432" calcext:value-type="percentage">
            <text:p>73,4%</text:p>
          </table:table-cell>
          <table:table-cell table:style-name="ce9" table:formula="of:=[.D18]/[.$E$18]" office:value-type="percentage" office:value="0.011070110701107" calcext:value-type="percentage">
            <text:p>1,1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6"/>
          <table:covered-table-cell table:style-name="ce74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2 casos confirmado no ha sido posible identificar la existencia o no de sintomatología</text:span></text:p>
          </table:table-cell>
          <table:table-cell table:number-columns-repeated="5"/>
          <table:table-cell table:style-name="ce58" office:value-type="float" office:value="10.2" calcext:value-type="float" table:number-columns-spanned="3" table:number-rows-spanned="1">
            <text:p>10,20</text:p>
          </table:table-cell>
          <table:covered-table-cell table:style-name="ce67"/>
          <table:covered-table-cell table:style-name="ce75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67" calcext:value-type="float">
            <text:p>167</text:p>
          </table:table-cell>
          <table:table-cell table:style-name="ce30" table:formula="of:=[.B22]/[.E18]" office:value-type="percentage" office:value="0.616236162361624" calcext:value-type="percentage">
            <text:p>62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01" calcext:value-type="float">
            <text:p>101</text:p>
          </table:table-cell>
          <table:table-cell table:style-name="ce31" table:formula="of:=[.B23]/[.E18]" office:value-type="percentage" office:value="0.372693726937269" calcext:value-type="percentage">
            <text:p>37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1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1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3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31" calcext:value-type="float">
            <text:p>31</text:p>
          </table:table-cell>
          <table:table-cell table:style-name="ce32" table:formula="of:=[.B28]/[.$B$87]" office:value-type="percentage" office:value="0.114391143911439" calcext:value-type="percentage">
            <text:p>11,44 %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ALCAÑIZ</text:p>
          </table:table-cell>
          <table:table-cell table:style-name="ce59" office:value-type="float" office:value="62" calcext:value-type="float">
            <text:p>62</text:p>
          </table:table-cell>
          <table:table-cell table:style-name="ce68" table:formula="of:=[.G28]/[.G$37]" office:value-type="percentage" office:value="0.228782287822878" calcext:value-type="percentage">
            <text:p>22,88 %</text:p>
          </table:table-cell>
          <table:table-cell table:style-name="ce76"/>
          <table:table-cell table:style-name="ce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29]/[.$B$87]" office:value-type="percentage" office:value="0.044280442804428" calcext:value-type="percentage">
            <text:p>4,43 %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BARBASTRO</text:p>
          </table:table-cell>
          <table:table-cell table:style-name="ce60" office:value-type="float" office:value="2" calcext:value-type="float">
            <text:p>2</text:p>
          </table:table-cell>
          <table:table-cell table:style-name="ce69" table:formula="of:=[.G29]/[.G$37]" office:value-type="percentage" office:value="0.00738007380073801" calcext:value-type="percentage">
            <text:p>0,74 %</text:p>
          </table:table-cell>
          <table:table-cell table:style-name="ce77"/>
          <table:table-cell table:style-name="ce6"/>
        </table:table-row>
        <table:table-row table:style-name="ro2">
          <table:table-cell table:style-name="ce13" office:value-type="string" calcext:value-type="string">
            <text:p>Caseta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0]/[.$B$87]" office:value-type="percentage" office:value="0.040590405904059" calcext:value-type="percentage">
            <text:p>4,06 %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49" office:value-type="string" calcext:value-type="string">
            <text:p>CALATAYUD</text:p>
          </table:table-cell>
          <table:table-cell table:style-name="ce60" office:value-type="float" office:value="22" calcext:value-type="float">
            <text:p>22</text:p>
          </table:table-cell>
          <table:table-cell table:style-name="ce70" table:formula="of:=[.G30]/[.G$37]" office:value-type="percentage" office:value="0.0811808118081181" calcext:value-type="percentage">
            <text:p>8,12 %</text:p>
          </table:table-cell>
          <table:table-cell table:style-name="ce77"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87]" office:value-type="percentage" office:value="0.040590405904059" calcext:value-type="percentage">
            <text:p>4,06 %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49" office:value-type="string" calcext:value-type="string">
            <text:p>HUESCA</text:p>
          </table:table-cell>
          <table:table-cell table:style-name="ce60" office:value-type="float" office:value="6" calcext:value-type="float">
            <text:p>6</text:p>
          </table:table-cell>
          <table:table-cell table:style-name="ce69" table:formula="of:=[.G31]/[.G$37]" office:value-type="percentage" office:value="0.022140221402214" calcext:value-type="percentage">
            <text:p>2,21 %</text:p>
          </table:table-cell>
          <table:table-cell table:style-name="ce77"/>
          <table:table-cell table:style-name="ce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2]/[.$B$87]" office:value-type="percentage" office:value="0.03690036900369" calcext:value-type="percentage">
            <text:p>3,69 %</text:p>
          </table:table-cell>
          <table:table-cell table:style-name="ce38"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TERUEL</text:p>
          </table:table-cell>
          <table:table-cell table:style-name="ce60" office:value-type="float" office:value="5" calcext:value-type="float">
            <text:p>5</text:p>
          </table:table-cell>
          <table:table-cell table:style-name="ce70" table:formula="of:=[.G32]/[.G$37]" office:value-type="percentage" office:value="0.018450184501845" calcext:value-type="percentage">
            <text:p>1,85 %</text:p>
          </table:table-cell>
          <table:table-cell table:style-name="ce77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3]/[.$B$87]" office:value-type="percentage" office:value="0.03690036900369" calcext:value-type="percentage">
            <text:p>3,69 %</text:p>
          </table:table-cell>
          <table:table-cell table:style-name="ce38" office:value-type="float" office:value="6" calcext:value-type="float">
            <text:p>6</text:p>
          </table:table-cell>
          <table:table-cell/>
          <table:table-cell table:style-name="ce49" office:value-type="string" calcext:value-type="string">
            <text:p>ZARAGOZA I</text:p>
          </table:table-cell>
          <table:table-cell table:style-name="ce60" office:value-type="float" office:value="19" calcext:value-type="float">
            <text:p>19</text:p>
          </table:table-cell>
          <table:table-cell table:style-name="ce69" table:formula="of:=[.G33]/[.G$37]" office:value-type="percentage" office:value="0.0701107011070111" calcext:value-type="percentage">
            <text:p>7,01 %</text:p>
          </table:table-cell>
          <table:table-cell table:style-name="ce77"/>
          <table:table-cell table:style-name="ce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4]/[.$B$87]" office:value-type="percentage" office:value="0.033210332103321" calcext:value-type="percentage">
            <text:p>3,3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0" office:value-type="string" calcext:value-type="string">
            <text:p>ZARAGOZA II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[.G34]/[.G$37]" office:value-type="percentage" office:value="0.232472324723247" calcext:value-type="percentage">
            <text:p>23,25 %</text:p>
          </table:table-cell>
          <table:table-cell table:style-name="ce77"/>
          <table:table-cell table:style-name="ce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87]" office:value-type="percentage" office:value="0.029520295202952" calcext:value-type="percentage">
            <text:p>2,95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62" office:value-type="float" office:value="81" calcext:value-type="float">
            <text:p>81</text:p>
          </table:table-cell>
          <table:table-cell table:style-name="ce72" table:formula="of:=[.G35]/[.G$37]" office:value-type="percentage" office:value="0.298892988929889" calcext:value-type="percentage">
            <text:p>29,89 %</text:p>
          </table:table-cell>
          <table:table-cell table:style-name="ce77"/>
          <table:table-cell table:style-name="ce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6]/[.$B$87]" office:value-type="percentage" office:value="0.029520295202952" calcext:value-type="percentage">
            <text:p>2,95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2" office:value-type="string" calcext:value-type="string">
            <text:p>No identificado</text:p>
          </table:table-cell>
          <table:table-cell table:style-name="ce63" office:value-type="float" office:value="11" calcext:value-type="float">
            <text:p>11</text:p>
          </table:table-cell>
          <table:table-cell table:style-name="ce70" table:formula="of:=[.G36]/[.G$37]" office:value-type="percentage" office:value="0.040590405904059" calcext:value-type="percentage">
            <text:p>4,06 %</text:p>
          </table:table-cell>
          <table:table-cell table:style-name="ce77"/>
          <table:table-cell table:style-name="ce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87]" office:value-type="percentage" office:value="0.029520295202952" calcext:value-type="percentage">
            <text:p>2,95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3" office:value-type="string" calcext:value-type="string">
            <text:p>TOTAL</text:p>
          </table:table-cell>
          <table:table-cell table:style-name="ce64" table:formula="of:=SUM([.G28:.G36])" office:value-type="float" office:value="271" calcext:value-type="float">
            <text:p>271</text:p>
          </table:table-cell>
          <table:table-cell table:style-name="ce73"/>
          <table:table-cell table:style-name="ce77"/>
          <table:table-cell table:style-name="ce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87]" office:value-type="percentage" office:value="0.025830258302583" calcext:value-type="percentage">
            <text:p>2,58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Rur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9]/[.$B$87]" office:value-type="percentage" office:value="0.022140221402214" calcext:value-type="percentage">
            <text:p>2,21 %</text:p>
          </table:table-cell>
          <table:table-cell table:style-name="ce39" office:value-type="float" office:value="12" calcext:value-type="float">
            <text:p>12</text:p>
          </table:table-cell>
          <table:table-cell/>
          <table:table-cell table:style-name="ce54" table:number-columns-repeated="5"/>
        </table:table-row>
        <table:table-row table:style-name="ro2">
          <table:table-cell table:style-name="ce14" office:value-type="string" calcext:value-type="string">
            <text:p>Morata De Jalon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0]/[.$B$87]" office:value-type="percentage" office:value="0.022140221402214" calcext:value-type="percentage">
            <text:p>2,21 %</text:p>
          </table:table-cell>
          <table:table-cell table:style-name="ce39" office:value-type="float" office:value="13" calcext:value-type="float">
            <text:p>13</text:p>
          </table:table-cell>
          <table:table-cell/>
          <table:table-cell table:style-name="ce55" table:number-columns-repeated="5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1]/[.$B$87]" office:value-type="percentage" office:value="0.022140221402214" calcext:value-type="percentage">
            <text:p>2,21 %</text:p>
          </table:table-cell>
          <table:table-cell table:style-name="ce39" office:value-type="float" office:value="14" calcext:value-type="float">
            <text:p>14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87]" office:value-type="percentage" office:value="0.022140221402214" calcext:value-type="percentage">
            <text:p>2,21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3]/[.$B$87]" office:value-type="percentage" office:value="0.018450184501845" calcext:value-type="percentage">
            <text:p>1,85 %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4]/[.$B$87]" office:value-type="percentage" office:value="0.018450184501845" calcext:value-type="percentage">
            <text:p>1,85 %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5]/[.$B$87]" office:value-type="percentage" office:value="0.018450184501845" calcext:value-type="percentage">
            <text:p>1,85 %</text:p>
          </table:table-cell>
          <table:table-cell table:style-name="ce39" office:value-type="float" office:value="18" calcext:value-type="float">
            <text:p>18</text:p>
          </table:table-cell>
          <table:table-cell table:style-name="ce44"/>
          <table:table-cell table:number-columns-repeated="5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87]" office:value-type="percentage" office:value="0.018450184501845" calcext:value-type="percentage">
            <text:p>1,85 %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87]" office:value-type="percentage" office:value="0.018450184501845" calcext:value-type="percentage">
            <text:p>1,85 %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87]" office:value-type="percentage" office:value="0.014760147601476" calcext:value-type="percentage">
            <text:p>1,48 %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87]" office:value-type="percentage" office:value="0.014760147601476" calcext:value-type="percentage">
            <text:p>1,48 %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87]" office:value-type="percentage" office:value="0.014760147601476" calcext:value-type="percentage">
            <text:p>1,48 %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87]" office:value-type="percentage" office:value="0.014760147601476" calcext:value-type="percentage">
            <text:p>1,48 %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87]" office:value-type="percentage" office:value="0.014760147601476" calcext:value-type="percentage">
            <text:p>1,48 %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87]" office:value-type="percentage" office:value="0.014760147601476" calcext:value-type="percentage">
            <text:p>1,48 %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4]/[.$B$87]" office:value-type="percentage" office:value="0.014760147601476" calcext:value-type="percentage">
            <text:p>1,48 %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o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87]" office:value-type="percentage" office:value="0.011070110701107" calcext:value-type="percentage">
            <text:p>1,11 %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87]" office:value-type="percentage" office:value="0.011070110701107" calcext:value-type="percentage">
            <text:p>1,11 %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87]" office:value-type="percentage" office:value="0.011070110701107" calcext:value-type="percentage">
            <text:p>1,11 %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87]" office:value-type="percentage" office:value="0.011070110701107" calcext:value-type="percentage">
            <text:p>1,11 %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87]" office:value-type="percentage" office:value="0.011070110701107" calcext:value-type="percentage">
            <text:p>1,11 %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0]/[.$B$87]" office:value-type="percentage" office:value="0.011070110701107" calcext:value-type="percentage">
            <text:p>1,11 %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1]/[.$B$87]" office:value-type="percentage" office:value="0.00738007380073801" calcext:value-type="percentage">
            <text:p>0,74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2]/[.$B$87]" office:value-type="percentage" office:value="0.00738007380073801" calcext:value-type="percentage">
            <text:p>0,74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87]" office:value-type="percentage" office:value="0.00738007380073801" calcext:value-type="percentage">
            <text:p>0,74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87]" office:value-type="percentage" office:value="0.00738007380073801" calcext:value-type="percentage">
            <text:p>0,74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87]" office:value-type="percentage" office:value="0.00738007380073801" calcext:value-type="percentage">
            <text:p>0,74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87]" office:value-type="percentage" office:value="0.00738007380073801" calcext:value-type="percentage">
            <text:p>0,74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87]" office:value-type="percentage" office:value="0.00738007380073801" calcext:value-type="percentage">
            <text:p>0,74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87]" office:value-type="percentage" office:value="0.00738007380073801" calcext:value-type="percentage">
            <text:p>0,74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87]" office:value-type="percentage" office:value="0.00738007380073801" calcext:value-type="percentage">
            <text:p>0,74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87]" office:value-type="percentage" office:value="0.00738007380073801" calcext:value-type="percentage">
            <text:p>0,74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87]" office:value-type="percentage" office:value="0.00738007380073801" calcext:value-type="percentage">
            <text:p>0,74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2"/>
          <table:table-cell table:style-name="ce65"/>
          <table:table-cell table:number-columns-repeated="3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87]" office:value-type="percentage" office:value="0.00738007380073801" calcext:value-type="percentage">
            <text:p>0,74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87]" office:value-type="percentage" office:value="0.00738007380073801" calcext:value-type="percentage">
            <text:p>0,74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4]/[.$B$87]" office:value-type="percentage" office:value="0.00738007380073801" calcext:value-type="percentage">
            <text:p>0,74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5]/[.$B$87]" office:value-type="percentage" office:value="0.00738007380073801" calcext:value-type="percentage">
            <text:p>0,74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87]" office:value-type="percentage" office:value="0.003690036900369" calcext:value-type="percentage">
            <text:p>0,37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87]" office:value-type="percentage" office:value="0.003690036900369" calcext:value-type="percentage">
            <text:p>0,37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87]" office:value-type="percentage" office:value="0.003690036900369" calcext:value-type="percentage">
            <text:p>0,37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cei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87]" office:value-type="percentage" office:value="0.003690036900369" calcext:value-type="percentage">
            <text:p>0,37 %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87]" office:value-type="percentage" office:value="0.003690036900369" calcext:value-type="percentage">
            <text:p>0,37 %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87]" office:value-type="percentage" office:value="0.003690036900369" calcext:value-type="percentage">
            <text:p>0,37 %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87]" office:value-type="percentage" office:value="0.003690036900369" calcext:value-type="percentage">
            <text:p>0,37 %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87]" office:value-type="percentage" office:value="0.003690036900369" calcext:value-type="percentage">
            <text:p>0,37 %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87]" office:value-type="percentage" office:value="0.003690036900369" calcext:value-type="percentage">
            <text:p>0,37 %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87]" office:value-type="percentage" office:value="0.003690036900369" calcext:value-type="percentage">
            <text:p>0,37 %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1" calcext:value-type="float">
            <text:p>11</text:p>
          </table:table-cell>
          <table:table-cell table:style-name="ce33" table:formula="of:=[.B86]/[.$B$87]" office:value-type="percentage" office:value="0.040590405904059" calcext:value-type="percentage">
            <text:p>4,06 %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86])" office:value-type="float" office:value="271" calcext:value-type="float">
            <text:p>271</text:p>
          </table:table-cell>
          <table:table-cell table:number-columns-repeated="8"/>
        </table:table-row>
        <table:table-row table:style-name="ro3" table:number-rows-repeated="104848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0'.$A$1" table:cell-range-address="$'20200920'.$A$27:.$E$87"/>
        </table:named-expressions>
      </table:table>
      <table:named-expressions/>
      <table:database-ranges>
        <table:database-range table:name="__Anonymous_Sheet_DB__0" table:target-range-address="'20200920'.A27:'20200920'.E8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0" style:display-name="PageStyle_202009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1T14:24:50</dc:date>
    <meta:generator>LibreOffice/6.0.7.3$Linux_X86_64 LibreOffice_project/00m0$Build-3</meta:generator>
    <meta:document-statistic meta:table-count="1" meta:cell-count="368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